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9a1" officeooo:paragraph-rsid="001c9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ubuntojiof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3:08:30.641849787</meta:creation-date>
    <dc:date>2021-07-31T23:09:03.998915270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6.4.6.2$Linux_X86_64 LibreOffice_project/40$Build-2</meta:generator>
  </office:meta>
</office:document-meta>
</file>